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Monospace" fo:font-size="10pt" officeooo:paragraph-rsid="000a66c9" style:font-size-asian="10pt" style:font-size-complex="10pt"/>
    </style:style>
    <style:style style:name="P2" style:family="paragraph" style:parent-style-name="Preformatted_20_Text">
      <style:paragraph-properties fo:text-align="start" style:justify-single-word="false"/>
      <style:text-properties style:font-name="Monospace" fo:font-size="12pt" officeooo:paragraph-rsid="0017f0cf" style:font-size-asian="12pt" style:font-size-complex="12pt"/>
    </style:style>
    <style:style style:name="P3" style:family="paragraph" style:parent-style-name="Preformatted_20_Text">
      <style:text-properties style:font-name="Monospace" fo:font-size="15pt" fo:font-weight="bold" officeooo:rsid="00167732" officeooo:paragraph-rsid="00100b14" style:font-size-asian="15pt" style:font-weight-asian="bold" style:font-size-complex="15pt" style:font-weight-complex="bold"/>
    </style:style>
    <style:style style:name="P4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Monospace" fo:font-size="12pt" officeooo:paragraph-rsid="0017f0cf" style:font-size-asian="12pt" style:font-size-complex="12pt"/>
    </style:style>
    <style:style style:name="P5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Monospace" fo:font-size="12pt" officeooo:paragraph-rsid="00197328" style:font-size-asian="12pt" style:font-size-complex="12pt"/>
    </style:style>
    <style:style style:name="P6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Monospace" fo:font-size="12pt" officeooo:paragraph-rsid="001d14a6" style:font-size-asian="12pt" style:font-size-complex="12pt"/>
    </style:style>
    <style:style style:name="P7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Monospace" fo:font-size="12pt" officeooo:paragraph-rsid="001b5bc9" style:font-size-asian="12pt" style:font-size-complex="12pt"/>
    </style:style>
    <style:style style:name="P8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Monospace" fo:font-size="12pt" officeooo:rsid="00197328" officeooo:paragraph-rsid="00197328" style:font-size-asian="12pt" style:font-size-complex="12pt"/>
    </style:style>
    <style:style style:name="P9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Monospace" fo:font-size="12pt" fo:font-weight="bold" officeooo:paragraph-rsid="00167732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style:font-name="Monospace" fo:font-size="12pt" fo:font-weight="bold" officeooo:paragraph-rsid="001f519e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Monospace" fo:font-size="12pt" officeooo:paragraph-rsid="001d14a6" style:font-size-asian="12pt" style:font-size-complex="12pt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Monospace" fo:font-size="12pt" fo:font-weight="normal" officeooo:paragraph-rsid="00167732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Monospace" fo:font-size="12pt" fo:font-weight="normal" officeooo:rsid="00167732" officeooo:paragraph-rsid="001abb75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style:font-name="Monospace" fo:font-size="12pt" fo:font-weight="normal" officeooo:rsid="001f519e" officeooo:paragraph-rsid="001f519e" style:font-size-asian="12pt" style:font-weight-asian="normal" style:font-size-complex="12pt" style:font-weight-complex="normal"/>
    </style:style>
    <style:style style:name="T1" style:family="text">
      <style:text-properties fo:font-weight="normal" officeooo:rsid="000a66c9" style:font-weight-asian="normal" style:font-weight-complex="normal"/>
    </style:style>
    <style:style style:name="T2" style:family="text">
      <style:text-properties fo:font-weight="normal" officeooo:rsid="00100b14" style:font-weight-asian="normal" style:font-weight-complex="normal"/>
    </style:style>
    <style:style style:name="T3" style:family="text">
      <style:text-properties fo:font-weight="normal" officeooo:rsid="00167732" style:font-weight-asian="normal" style:font-weight-complex="normal"/>
    </style:style>
    <style:style style:name="T4" style:family="text">
      <style:text-properties fo:font-weight="normal" officeooo:rsid="0017f0cf" style:font-weight-asian="normal" style:font-weight-complex="normal"/>
    </style:style>
    <style:style style:name="T5" style:family="text">
      <style:text-properties fo:font-weight="normal" officeooo:rsid="001d14a6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7732" style:font-weight-asian="bold" style:font-weight-complex="bold"/>
    </style:style>
    <style:style style:name="T8" style:family="text">
      <style:text-properties fo:font-weight="bold" officeooo:rsid="0017f0cf" style:font-weight-asian="bold" style:font-weight-complex="bold"/>
    </style:style>
    <style:style style:name="T9" style:family="text">
      <style:text-properties fo:font-weight="bold" officeooo:rsid="00197328" style:font-weight-asian="bold" style:font-weight-complex="bold"/>
    </style:style>
    <style:style style:name="T10" style:family="text">
      <style:text-properties fo:font-weight="bold" officeooo:rsid="001a5a0b" style:font-weight-asian="bold" style:font-weight-complex="bold"/>
    </style:style>
    <style:style style:name="T11" style:family="text">
      <style:text-properties fo:font-weight="bold" officeooo:rsid="001b5bc9" style:font-weight-asian="bold" style:font-weight-complex="bold"/>
    </style:style>
    <style:style style:name="T12" style:family="text">
      <style:text-properties officeooo:rsid="0017f0cf"/>
    </style:style>
    <style:style style:name="T13" style:family="text">
      <style:text-properties officeooo:rsid="001d14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final countdown</text:p>
      <text:p text:style-name="P1"><text:span text:style-name="T1">198</text:span><text:span text:style-name="T2">6 </text:span><text:span text:style-name="T3">Europe </text:span><text:span text:style-name="T4">(Originaltonart in f#). </text:span><text:span text:style-name="T5">Video mit Poliziehelikopter – Kaffe in der SStockholm weil zu früh: noch keine Leute vor dem Stadion. Keybordriff: Joy.</text:span></text:p>
      <text:p text:style-name="P2"/>
      <text:p text:style-name="P2"><text:span text:style-name="T13">em – C – am – D – em – C – am – D – em – f# - G – C- H |x2</text:span><text:line-break/><text:span text:style-name="T12">e<text:tab/><text:tab/><text:tab/><text:tab/><text:tab/><text:tab/><text:tab/><text:tab/><text:tab/><text:tab/><text:tab/><text:tab/>117</text:span><text:line-break/>We're leaving together,</text:p>
      <text:p text:style-name="P2"><text:s text:c="16"/><text:span text:style-name="T12">am <text:s text:c="5"/>em </text:span><text:line-break/>But still it's farewell</text:p>
      <text:p text:style-name="P2"><text:s text:c="17"/><text:span text:style-name="T12">e </text:span><text:line-break/>And maybe we'll come back</text:p>
      <text:p text:style-name="P2"><text:s text:c="3"/><text:span text:style-name="T12">D/F# <text:s text:c="11"/>G</text:span><text:line-break/>To earth, who can tell?</text:p>
      <text:p text:style-name="P2"><text:span text:style-name="T12">C <text:s text:c="15"/>D</text:span><text:line-break/>I guess there is no one to blame</text:p>
      <text:p text:style-name="P2"><text:span text:style-name="T12">G <text:s text:c="5"/>D/F# <text:s text:c="4"/>e <text:s text:c="5"/>D <text:s text:c="7"/>C</text:span><text:line-break/>We're leaving ground (leaving ground)</text:p>
      <text:p text:style-name="P2"><text:s text:c="17"/><text:span text:style-name="T12">H <text:s text:c="12"/>DD DD D</text:span><text:line-break/>Will things ever be the same again?</text:p>
      <text:p text:style-name="P9"/>
      <text:p text:style-name="P4"><text:span text:style-name="T6"><text:s text:c="16"/></text:span><text:span text:style-name="T9">e</text:span><text:span text:style-name="T8"> <text:s text:c="7"/></text:span><text:span text:style-name="T11">C</text:span><text:span text:style-name="T8"> <text:s/>am </text:span><text:span text:style-name="T9">D</text:span><text:span text:style-name="T6"><text:line-break/>It's the final countdown</text:span></text:p>
      <text:p text:style-name="P6"><text:span text:style-name="T6"><text:s text:c="11"/></text:span><text:span text:style-name="T8">e <text:s text:c="6"/>C am <text:s/>D</text:span><text:span text:style-name="T6"><text:line-break/>The final countdown <text:s/></text:span><text:span text:style-name="T7"><text:s text:c="6"/></text:span><text:span text:style-name="T10">oh</text:span></text:p>
      <text:p text:style-name="P11"><text:line-break/>We're heading for Venus (Venus)<text:line-break/>And still we stand tall<text:line-break/>'Cause maybe they've seen us<text:line-break/>And welcome us all, yeah<text:line-break/>With so many light years to go<text:line-break/>And things to be found (to be found)<text:line-break/>I'm sure that we'll all miss her so</text:p>
      <text:p text:style-name="P5"><text:span text:style-name="T6"><text:s text:c="16"/></text:span><text:span text:style-name="T9">e</text:span><text:span text:style-name="T8"> <text:s text:c="7"/>C <text:s/>am </text:span><text:span text:style-name="T9">D</text:span><text:span text:style-name="T6"><text:line-break/>It's the final countdown</text:span></text:p>
      <text:p text:style-name="P5"><text:span text:style-name="T7"><text:s text:c="11"/></text:span><text:span text:style-name="T8">e <text:s text:c="3"/>C am <text:s/>D</text:span><text:span text:style-name="T7"><text:line-break/>The final countdown</text:span></text:p>
      <text:p text:style-name="P5"><text:span text:style-name="T7"><text:s text:c="11"/></text:span><text:span text:style-name="T10">e <text:s text:c="7"/>F#5 G C H <text:s text:c="11"/>e</text:span></text:p>
      <text:p text:style-name="P8"><text:span text:style-name="T7">T</text:span><text:span text:style-name="T6">he final countdow</text:span><text:span text:style-name="T10">n <text:s text:c="8"/>ooh o – o ho</text:span></text:p>
      <text:p text:style-name="P12"/>
      <text:p text:style-name="P13">Solo (am G C F dm G am E am G C F dm G am H)<text:line-break/>em – HC – am – CD <text:s/>...</text:p>
      <text:p text:style-name="P7"><text:line-break/><text:span text:style-name="T7">Chorus</text:span></text:p>
      <text:p text:style-name="P10"><text:line-break/>It's the final countdown<text:line-break/>We're leaving together<text:line-break/>The final count down<text:line-break/>We'll all miss her so<text:line-break/>It's the final countdown<text:line-break/>Oh<text:line-break/>It's the final countdown, yeah </text:p>
      <text:p text:style-name="P14">em - f#m - em f# - G f# - em D – C – D - 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5-11T17:16:12</meta:creation-date>
    <dc:date>2020-06-09T19:11:04.979705764</dc:date>
    <meta:editing-duration>PT6H15M47S</meta:editing-duration>
    <meta:editing-cycles>23</meta:editing-cycles>
    <meta:generator>LibreOffice/5.1.6.2$Linux_X86_64 LibreOffice_project/10m0$Build-2</meta:generator>
    <meta:print-date>2020-05-15T14:05:48.014528821</meta:print-date>
    <meta:document-statistic meta:table-count="0" meta:image-count="0" meta:object-count="0" meta:page-count="1" meta:paragraph-count="20" meta:word-count="248" meta:character-count="1385" meta:non-whitespace-character-count="880"/>
  </office:meta>
</office:document-meta>
</file>